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 style:data-style-name="N44"/>
    <style:style style:name="ce15" style:family="table-cell" style:parent-style-name="Default" style:data-style-name="N4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3"/>
          <table:table-cell office:value-type="string" calcext:value-type="string">
            <text:p>temps pa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ion-obj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time" office:time-value="PT00H30M00S" calcext:value-type="time">
            <text:p>00:30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ion-bas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time" office:time-value="PT01H04M00S" calcext:value-type="time">
            <text:p>01:04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ion-fonctionnali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time" office:time-value="PT00H21M12S" calcext:value-type="time">
            <text:p>00:21: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ite to do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time" office:time-value="PT00H17M16S" calcext:value-type="time">
            <text:p>00:17:1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ONNEES DE REFERENCE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marque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style-name="ce15" office:value-type="time" office:time-value="PT00H05M37S" calcext:value-type="time">
            <text:p>00:05: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eur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style-name="ce15" office:value-type="time" office:time-value="PT00H02M42S" calcext:value-type="time">
            <text:p>00:02: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style-name="ce15" office:value-type="time" office:time-value="PT00H03M10S" calcext:value-type="time">
            <text:p>00:03: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ran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style-name="ce15" office:value-type="time" office:time-value="PT00H02M35S" calcext:value-type="time">
            <text:p>00:02: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quedur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style-name="ce15" office:value-type="time" office:time-value="PT00H02M50S" calcext:value-type="time">
            <text:p>00:02: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emplacement 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GESTION USER</text:p>
          </table:table-cell>
          <table:table-cell table:style-name="ce13" table:number-columns-repeated="1023"/>
        </table:table-row>
        <table:table-row table:style-name="ro2">
          <table:table-cell table:style-name="ce12" office:value-type="string" calcext:value-type="string">
            <text:p>utilisateur 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AJOUT STOCK M-C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entite magasin-cen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 inserer dans mouvemem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TRANSFERT DE LAPTOP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view : position actuelle des laptop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ertion dans transf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RECEPTION PAR POINT DE VENTE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VIEW: NOTIFICATION A RECEPTIONN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 : cloturertransfert(Connection 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 : cloturerMouvement(Connection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 : receptionn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: renvoi== cloturertransf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STOCK ACTUEL PAR POINT DE VENTE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View : stockActu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 :vente (insertion et MAJ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23:43:19.2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3T00:02:48.577000000</dc:date>
    <meta:editing-duration>PT34M1S</meta:editing-duration>
    <meta:editing-cycles>5</meta:editing-cycles>
    <meta:generator>LibreOffice/7.2.4.1$Windows_X86_64 LibreOffice_project/27d75539669ac387bb498e35313b970b7fe9c4f9</meta:generator>
    <meta:document-statistic meta:table-count="1" meta:cell-count="73" meta:object-count="0"/>
  </office:meta>
</office:document-meta>
</file>